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コ</text:p>
          </table:table-cell>
          <table:table-cell table:style-name="ce23" office:value-type="string" calcext:value-type="string">
            <text:p>㇆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2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屮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</text:p>
          </table:table-cell>
          <table:table-cell/>
          <table:table-cell office:value-type="string" calcext:value-type="string">
            <text:p>乑</text:p>
          </table:table-cell>
          <table:table-cell office:value-type="string" calcext:value-type="string">
            <text:p>牛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八丷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/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<text:span text:style-name="T1">爪</text:span>爲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4"/>
          <table:table-cell office:value-type="string" calcext:value-type="string">
            <text:p>子了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2"/>
          <table:table-cell office:value-type="string" calcext:value-type="string">
            <text:p>亦</text:p>
          </table:table-cell>
          <table:table-cell office:value-type="string" calcext:value-type="string">
            <text:p>干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丂</text:p>
          </table:table-cell>
          <table:table-cell table:number-columns-repeated="4"/>
          <table:table-cell office:value-type="string" calcext:value-type="string">
            <text:p>㐄韋</text:p>
          </table:table-cell>
          <table:table-cell table:number-columns-repeated="4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厂</text:span>石</text:p>
          </table:table-cell>
          <table:table-cell/>
          <table:table-cell office:value-type="string" calcext:value-type="string">
            <text:p><text:span text:style-name="T1">衣</text:span>。𧘇衤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8"/>
          <table:table-cell office:value-type="string" calcext:value-type="string">
            <text:p>㠯</text:p>
          </table:table-cell>
          <table:table-cell office:value-type="string" calcext:value-type="string">
            <text:p>卯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丁</text:p>
          </table:table-cell>
          <table:table-cell table:number-columns-repeated="10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table:number-columns-repeated="3"/>
          <table:table-cell office:value-type="string" calcext:value-type="string">
            <text:p>魚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釆</text:p>
          </table:table-cell>
          <table:table-cell table:number-columns-repeated="3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office:value-type="string" calcext:value-type="string">
            <text:p>數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䒑</text:p>
          </table:table-cell>
          <table:table-cell/>
          <table:table-cell office:value-type="string" calcext:value-type="string">
            <text:p>龍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舟</text:p>
          </table:table-cell>
          <table:table-cell table:number-columns-repeated="2"/>
          <table:table-cell office:value-type="string" calcext:value-type="string">
            <text:p>凵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米臼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/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瓜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辰</text:p>
          </table:table-cell>
          <table:table-cell table:number-columns-repeated="3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</text:p>
          </table:table-cell>
          <table:table-cell table:number-columns-repeated="3"/>
          <table:table-cell office:value-type="string" calcext:value-type="string">
            <text:p>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2:19:10.752635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7:48:05.265519838</dc:date>
    <meta:editing-duration>P10DT14H29S</meta:editing-duration>
    <meta:editing-cycles>2086</meta:editing-cycles>
    <meta:generator>LibreOffice/7.6.7.2$Linux_X86_64 LibreOffice_project/60$Build-2</meta:generator>
    <meta:document-statistic meta:table-count="1" meta:cell-count="463" meta:object-count="0"/>
  </office:meta>
</office:document-meta>
</file>